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56db" officeooo:paragraph-rsid="000fa671"/>
    </style:style>
    <style:style style:name="P2" style:family="paragraph" style:parent-style-name="Standard">
      <style:text-properties style:font-name="Arial" officeooo:rsid="001d56db" officeooo:paragraph-rsid="00171369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ca5d0" officeooo:paragraph-rsid="000fa67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officeooo:rsid="001ca5d0" officeooo:paragraph-rsid="000fa671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7.5pt" officeooo:rsid="0021e005" officeooo:paragraph-rsid="000fa671" style:font-size-asian="7.5pt" style:font-size-complex="7.5pt"/>
    </style:style>
    <style:style style:name="P6" style:family="paragraph" style:parent-style-name="Standard">
      <style:paragraph-properties fo:text-align="start" style:justify-single-word="false"/>
      <style:text-properties style:font-name="Arial" fo:font-size="7.5pt" officeooo:rsid="001ca5d0" officeooo:paragraph-rsid="000fa671" style:font-size-asian="7.5pt" style:font-size-complex="7.5pt"/>
    </style:style>
    <style:style style:name="P7" style:family="paragraph" style:parent-style-name="Standard">
      <style:paragraph-properties fo:text-align="start" style:justify-single-word="false"/>
      <style:text-properties style:font-name="Arial" fo:font-size="7.5pt" officeooo:rsid="00246023" officeooo:paragraph-rsid="000fa671" style:font-size-asian="7.5pt" style:font-size-complex="7.5pt"/>
    </style:style>
    <style:style style:name="P8" style:family="paragraph" style:parent-style-name="Standard">
      <style:text-properties style:font-name="Arial" officeooo:rsid="001ca5d0" officeooo:paragraph-rsid="000fa671"/>
    </style:style>
    <style:style style:name="P9" style:family="paragraph" style:parent-style-name="Standard">
      <style:text-properties style:font-name="Arial" officeooo:rsid="00115e2d" officeooo:paragraph-rsid="00200bd1"/>
    </style:style>
    <style:style style:name="P10" style:family="paragraph" style:parent-style-name="Standard">
      <style:text-properties style:font-name="Arial" officeooo:rsid="00115e2d" officeooo:paragraph-rsid="00115e2d"/>
    </style:style>
    <style:style style:name="P11" style:family="paragraph" style:parent-style-name="Standard">
      <style:text-properties style:font-name="Arial" officeooo:rsid="001f1d1d" officeooo:paragraph-rsid="00115e2d"/>
    </style:style>
    <style:style style:name="P12" style:family="paragraph" style:parent-style-name="Standard">
      <style:text-properties style:font-name="Arial" officeooo:rsid="003865d7" officeooo:paragraph-rsid="00115e2d"/>
    </style:style>
    <style:style style:name="P13" style:family="paragraph" style:parent-style-name="Standard">
      <style:text-properties style:font-name="Arial" officeooo:rsid="001827a3" officeooo:paragraph-rsid="001827a3"/>
    </style:style>
    <style:style style:name="P14" style:family="paragraph" style:parent-style-name="Standard">
      <style:text-properties style:font-name="Arial" officeooo:rsid="001827a3" officeooo:paragraph-rsid="00216709"/>
    </style:style>
    <style:style style:name="P15" style:family="paragraph" style:parent-style-name="Standard">
      <style:text-properties style:font-name="Arial" officeooo:rsid="001a46c2" officeooo:paragraph-rsid="001a46c2"/>
    </style:style>
    <style:style style:name="P16" style:family="paragraph" style:parent-style-name="Standard">
      <style:text-properties style:font-name="Arial" officeooo:rsid="001a7d21" officeooo:paragraph-rsid="001a7d21"/>
    </style:style>
    <style:style style:name="P17" style:family="paragraph" style:parent-style-name="Standard">
      <style:text-properties style:font-name="Arial" fo:font-size="12pt" officeooo:rsid="001827a3" officeooo:paragraph-rsid="00216709" style:font-size-asian="12pt" style:font-size-complex="12pt"/>
    </style:style>
    <style:style style:name="P18" style:family="paragraph" style:parent-style-name="Standard">
      <style:text-properties style:font-name="Arial" officeooo:rsid="00216709" officeooo:paragraph-rsid="00216709"/>
    </style:style>
    <style:style style:name="P19" style:family="paragraph" style:parent-style-name="Standard">
      <style:text-properties style:font-name="Arial" officeooo:rsid="00248423" officeooo:paragraph-rsid="00248423"/>
    </style:style>
    <style:style style:name="P20" style:family="paragraph" style:parent-style-name="Standard">
      <style:paragraph-properties>
        <style:tab-stops>
          <style:tab-stop style:position="0.7in"/>
        </style:tab-stops>
      </style:paragraph-properties>
      <style:text-properties style:font-name="Arial" officeooo:rsid="00248423" officeooo:paragraph-rsid="00248423"/>
    </style:style>
    <style:style style:name="P21" style:family="paragraph" style:parent-style-name="Standard">
      <style:text-properties style:font-name="Arial" officeooo:rsid="001d56db" officeooo:paragraph-rsid="000fa671"/>
    </style:style>
    <style:style style:name="P22" style:family="paragraph" style:parent-style-name="Standard">
      <style:paragraph-properties>
        <style:tab-stops>
          <style:tab-stop style:position="0.7in"/>
        </style:tab-stops>
      </style:paragraph-properties>
      <style:text-properties style:font-name="Arial" officeooo:rsid="001d56db" officeooo:paragraph-rsid="000fa671"/>
    </style:style>
    <style:style style:name="P23" style:family="paragraph" style:parent-style-name="Standard">
      <style:paragraph-properties>
        <style:tab-stops>
          <style:tab-stop style:position="0.7in"/>
        </style:tab-stops>
      </style:paragraph-properties>
      <style:text-properties style:font-name="Arial" officeooo:rsid="00115e2d" officeooo:paragraph-rsid="00200bd1"/>
    </style:style>
    <style:style style:name="P24" style:family="paragraph" style:parent-style-name="Standard">
      <style:text-properties style:font-name="Arial" officeooo:rsid="00252f12" officeooo:paragraph-rsid="00252f12"/>
    </style:style>
    <style:style style:name="P25" style:family="paragraph" style:parent-style-name="Standard">
      <style:text-properties style:font-name="Arial" officeooo:rsid="00268b1f" officeooo:paragraph-rsid="00268b1f"/>
    </style:style>
    <style:style style:name="P26" style:family="paragraph">
      <loext:graphic-properties draw:fill="solid" draw:fill-color="#729fcf" draw:opacity="0%"/>
    </style:style>
    <style:style style:name="P27" style:family="paragraph">
      <loext:graphic-properties draw:fill="solid" draw:fill-color="#729fcf" draw:opacity="0%"/>
      <style:text-properties fo:font-size="12pt"/>
    </style:style>
    <style:style style:name="T1" style:family="text">
      <style:text-properties officeooo:rsid="0036eb12"/>
    </style:style>
    <style:style style:name="T2" style:family="text">
      <style:text-properties officeooo:rsid="00246023"/>
    </style:style>
    <style:style style:name="T3" style:family="text">
      <style:text-properties officeooo:rsid="002d74e8"/>
    </style:style>
    <style:style style:name="T4" style:family="text">
      <style:text-properties officeooo:rsid="0028d4cb"/>
    </style:style>
    <style:style style:name="T5" style:family="text">
      <style:text-properties officeooo:rsid="0021e005"/>
    </style:style>
    <style:style style:name="T6" style:family="text">
      <style:text-properties officeooo:rsid="001d56db"/>
    </style:style>
    <style:style style:name="T7" style:family="text">
      <style:text-properties officeooo:rsid="001a46c2"/>
    </style:style>
    <style:style style:name="T8" style:family="text">
      <style:text-properties officeooo:rsid="001a7d21"/>
    </style:style>
    <style:style style:name="T9" style:family="text">
      <style:text-properties fo:font-size="9pt" style:font-size-asian="7.84999990463257pt" style:font-size-complex="9pt"/>
    </style:style>
    <style:style style:name="T10" style:family="text">
      <style:text-properties fo:font-size="9pt" officeooo:rsid="001a7d21" style:font-size-asian="7.84999990463257pt" style:font-size-complex="9pt"/>
    </style:style>
    <style:style style:name="T11" style:family="text">
      <style:text-properties fo:font-size="9pt" officeooo:rsid="001b0feb" style:font-size-asian="7.84999990463257pt" style:font-size-complex="9pt"/>
    </style:style>
    <style:style style:name="T12" style:family="text">
      <style:text-properties fo:font-size="9pt" officeooo:rsid="00216709" style:font-size-asian="7.84999990463257pt" style:font-size-complex="9pt"/>
    </style:style>
    <style:style style:name="T13" style:family="text">
      <style:text-properties officeooo:rsid="00216709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a7d21" style:font-size-asian="12pt" style:font-size-complex="12pt"/>
    </style:style>
    <style:style style:name="T16" style:family="text">
      <style:text-properties fo:font-size="12pt" officeooo:rsid="00216709" style:font-size-asian="12pt" style:font-size-complex="12pt"/>
    </style:style>
    <style:style style:name="T17" style:family="text">
      <style:text-properties officeooo:rsid="00248423"/>
    </style:style>
    <style:style style:name="T18" style:family="text">
      <style:text-properties officeooo:rsid="00252f12"/>
    </style:style>
    <style:style style:name="T19" style:family="text">
      <style:text-properties officeooo:rsid="003865d7"/>
    </style:style>
    <style:style style:name="T20" style:family="text">
      <style:text-properties style:text-position="super 58%" officeooo:rsid="003865d7"/>
    </style:style>
    <style:style style:name="gr1" style:family="graphic">
      <style:graphic-properties svg:stroke-width="0.0201in" svg:stroke-color="#000000" draw:marker-start-width="0.2in" draw:marker-end-width="0.2in" draw:fill="solid" draw:fill-color="#729fcf" draw:opacity="0%" draw:textarea-horizontal-align="justify" draw:textarea-vertical-align="middle" draw:auto-grow-height="false" fo:min-height="0.172in" fo:min-width="1.8693in" fo:padding-top="0.0102in" fo:padding-bottom="0.0102in" fo:padding-left="0.0102in" fo:padding-right="0.0102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2in" draw:marker-end-width="0.2in" draw:fill="solid" draw:fill-color="#729fcf" draw:opacity="0%" draw:textarea-horizontal-align="justify" draw:textarea-vertical-align="middle" draw:auto-grow-height="false" fo:min-height="0.9374in" fo:min-width="1.6in" fo:padding-top="0.0102in" fo:padding-bottom="0.0102in" fo:padding-left="0.0102in" fo:padding-right="0.0102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2020 Spring </text:span>CPSC 240 <text:span text:style-name="T7">Quiz 3 Answers</text:span></text:p>
      <text:p text:style-name="P4">20<text:span text:style-name="T7">20-February</text:span>-<text:span text:style-name="T13">26 </text:span>at 1<text:span text:style-name="T7">0</text:span>:<text:span text:style-name="T2">0</text:span>0<text:span text:style-name="T7">a</text:span>m</text:p>
      <text:p text:style-name="P5">Open <text:span text:style-name="T3">personal </text:span>notes are allowed. <text:s/><text:span text:style-name="T3">Shared notes are not allowed. <text:s/></text:span><text:s/>Electronic devices are not <text:span text:style-name="T4">allowed</text:span>.</text:p>
      <text:p text:style-name="P6"><text:span text:style-name="T5">This quiz </text:span>cannot <text:span text:style-name="T6">be completed</text:span> at another time</text:p>
      <text:p text:style-name="P7">If you write the word “blank” in the space for an answer you will automatically receive 2<text:span text:style-name="T1">5</text:span>% of the credit of that question.</text:p>
      <text:p text:style-name="P8"/>
      <text:p text:style-name="P2">1. <text:s/><text:span text:style-name="T13">What is the value of the bias number in decimal? in binary? in hex? Three answers needed.</text:span><text:span text:style-name="T10"> <text:s/>[</text:span><text:span text:style-name="T12">3</text:span><text:span text:style-name="T10"> points. <text:s/></text:span><text:span text:style-name="T12">No calculators</text:span><text:span text:style-name="T10">]</text:span></text:p>
      <text:p text:style-name="P1"/>
      <text:p text:style-name="P19">Answers:<text:tab/>Binary = 011 1111 1111<text:tab/>[There must be exactly 11 bits.]</text:p>
      <text:p text:style-name="P16"><text:tab/><text:tab/><text:span text:style-name="T17">Decimal = 1023</text:span></text:p>
      <text:p text:style-name="P13"><text:tab/><text:tab/><text:span text:style-name="T17">Hex<text:tab/>= 0x3FF</text:span></text:p>
      <text:p text:style-name="P15"/>
      <text:p text:style-name="P13"/>
      <text:p text:style-name="P14">2. <text:s/><text:span text:style-name="T13">Here is an array declared in the .bss segment:</text:span><text:span text:style-name="T16"> <text:s text:c="3"/>population <text:s/>resq <text:s/>25</text:span></text:p>
      <text:p text:style-name="P17"/>
      <text:p text:style-name="P18"><text:span text:style-name="T14">Show a block of asm instructions that will input a long integer from the keyboard directly into cell number 12. <text:s/></text:span><text:span text:style-name="T15"><text:s text:c="2"/></text:span><text:span text:style-name="T10">[4 points.</text:span><text:span text:style-name="T9">]</text:span></text:p>
      <text:p text:style-name="P1"/>
      <text:p text:style-name="P19"><draw:custom-shape text:anchor-type="paragraph" draw:z-index="1" draw:name="Shape1" draw:style-name="gr2" draw:text-style-name="P27" svg:width="1.6213in" svg:height="0.9587in" svg:x="0.9543in" svg:y="0.0075in"><text:p/><draw:enhanced-geometry svg:viewBox="0 0 21600 21600" draw:type="rectangle" draw:enhanced-path="M 0 0 L 21600 0 21600 21600 0 21600 0 0 Z N"/></draw:custom-shape>Answer:<text:tab/>mov rax, 0</text:p>
      <text:p text:style-name="P1"><text:tab/><text:tab/><text:span text:style-name="T17">mov rdi, longform</text:span></text:p>
      <text:p text:style-name="P1"><text:tab/><text:tab/><text:span text:style-name="T17">mov rsi, population</text:span></text:p>
      <text:p text:style-name="P1"><text:tab/><text:tab/><text:span text:style-name="T17">add rsi, 96</text:span></text:p>
      <text:p text:style-name="P1"><text:tab/><text:tab/><text:span text:style-name="T17">call scanf</text:span></text:p>
      <text:p text:style-name="P1"/>
      <text:p text:style-name="P20">Footnote:<text:tab/>Each cell is the size of a long int (8 bytes).</text:p>
      <text:p text:style-name="P22"><text:tab/><text:span text:style-name="T17">Cell #12 begins at a location 8*12 = 96 bytes after the start of the array.</text:span></text:p>
      <text:p text:style-name="P22"><text:tab/><text:span text:style-name="T17">Therefore, we want scanf to place the incoming number in location (population + 96)</text:span></text:p>
      <text:p text:style-name="P23"><text:tab/><text:span text:style-name="T17">rsi in the block of instructions holds population + 96</text:span></text:p>
      <text:p text:style-name="P9"/>
      <text:p text:style-name="P9"/>
      <text:p text:style-name="P9"><text:span text:style-name="T8">3</text:span>. <text:s/><text:span text:style-name="T13">Convert the decimal number 199.53125 to 64-bit hex of the 754 type. <text:s/></text:span><text:span text:style-name="T11">[4 points. <text:s/></text:span><text:span text:style-name="T12">No calculators.</text:span><text:span text:style-name="T11">]</text:span></text:p>
      <text:p text:style-name="P10"/>
      <text:p text:style-name="P24">Answer: <text:s/>First compute 199 = 11000111.</text:p>
      <text:p text:style-name="P24">Second multiply the fraction by 2 repeatedly:</text:p>
      <text:p text:style-name="P24">0.53125 x 2<text:tab/>= 1.0625</text:p>
      <text:p text:style-name="P24">0.0625 x 2<text:tab/>= 0.125</text:p>
      <text:p text:style-name="P24">0.125 2<text:tab/>= 0.25</text:p>
      <text:p text:style-name="P24">0.25 x 2<text:tab/>= 0.5</text:p>
      <text:p text:style-name="P24">0.5 x 2<text:tab/>= 1.0</text:p>
      <text:p text:style-name="P24">0.0 x 2<text:tab/>= 0.0 stop.</text:p>
      <text:p text:style-name="P24">The number is <text:span text:style-name="T19">1.100011110001000 x 2</text:span><text:span text:style-name="T20">7</text:span></text:p>
      <text:p text:style-name="P24">Next add 7 + bias number = 10000000110. <text:s/>Now record the number in binary:</text:p>
      <text:p text:style-name="P24">0100 0000 0110 1000 1111 0001 0000 ….. 0000 where the dots are filled with zeros.</text:p>
      <text:p text:style-name="P25"><draw:custom-shape text:anchor-type="paragraph" draw:z-index="0" draw:name="Shape1" draw:style-name="gr1" draw:text-style-name="P26" svg:width="1.8906in" svg:height="0.1933in" svg:x="1.102in" svg:y="0.0075in"><text:p/><draw:enhanced-geometry svg:viewBox="0 0 21600 21600" draw:type="rectangle" draw:enhanced-path="M 0 0 L 21600 0 21600 21600 0 21600 0 0 Z N"/></draw:custom-shape>Final answer = 0x4068 F100 0000 0000</text:p>
      <text:p text:style-name="P12"/>
      <text:p text:style-name="P11">Your signed name: ________________________________________________________</text:p>
      <text:p text:style-name="P11"/>
      <text:p text:style-name="P11">Your printed name: 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5:58:16.060704092</meta:creation-date>
    <dc:date>2020-03-02T06:41:50.924733324</dc:date>
    <meta:editing-duration>PT1H15M21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09" meta:character-count="1757" meta:non-whitespace-character-count="1448"/>
  </office:meta>
</office:document-meta>
</file>